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6.6944in" fo:margin-left="0in" table:align="left"/>
    </style:style>
    <style:style style:name="Table4.A" style:family="table-column">
      <style:table-column-properties style:column-width="1.673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2646in"/>
    </style:style>
    <style:style style:name="Table1.B" style:family="table-column">
      <style:table-column-properties style:column-width="2.7014in"/>
    </style:style>
    <style:style style:name="Table1.C" style:family="table-column">
      <style:table-column-properties style:column-width="2.73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paragraph-rsid="0015ec3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paragraph-rsid="001ce75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40546" officeooo:paragraph-rsid="001bdc6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paragraph-rsid="0015ec31"/>
    </style:style>
    <style:style style:name="P5" style:family="paragraph" style:parent-style-name="Table_20_Contents">
      <style:paragraph-properties fo:text-align="center" style:justify-single-word="false"/>
      <style:text-properties officeooo:paragraph-rsid="001bdc66"/>
    </style:style>
    <style:style style:name="P6" style:family="paragraph" style:parent-style-name="Table_20_Contents">
      <style:paragraph-properties fo:text-align="center" style:justify-single-word="false"/>
      <style:text-properties officeooo:paragraph-rsid="001ce751"/>
    </style:style>
    <style:style style:name="P7" style:family="paragraph" style:parent-style-name="Standard">
      <style:text-properties fo:font-weight="bold" officeooo:paragraph-rsid="0015ec31" style:font-weight-asian="bold" style:font-weight-complex="bold"/>
    </style:style>
    <style:style style:name="P8" style:family="paragraph" style:parent-style-name="Standard">
      <style:text-properties fo:font-weight="normal" officeooo:paragraph-rsid="0015ec31" style:font-weight-asian="normal" style:font-weight-complex="normal"/>
    </style:style>
    <style:style style:name="P9" style:family="paragraph" style:parent-style-name="Standard">
      <style:text-properties fo:font-weight="normal" officeooo:paragraph-rsid="001e7d5b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ce751" officeooo:paragraph-rsid="001ce75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40546" officeooo:paragraph-rsid="0015ec3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text-position="0% 100%" officeooo:rsid="001bdc66" officeooo:paragraph-rsid="001ce751"/>
    </style:style>
    <style:style style:name="P13" style:family="paragraph" style:parent-style-name="Table_20_Contents">
      <style:text-properties officeooo:rsid="00240aa0" officeooo:paragraph-rsid="00240aa0"/>
    </style:style>
    <style:style style:name="P14" style:family="paragraph" style:parent-style-name="Table_20_Contents" style:list-style-name="L4">
      <style:text-properties officeooo:rsid="00240aa0" officeooo:paragraph-rsid="00240aa0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5ec31" officeooo:paragraph-rsid="0015ec31" style:font-weight-asian="bold" style:font-weight-complex="bold"/>
    </style:style>
    <style:style style:name="P16" style:family="paragraph" style:parent-style-name="Standard">
      <style:text-properties fo:font-weight="bold" officeooo:rsid="0015ec31" officeooo:paragraph-rsid="0015ec31" style:font-weight-asian="bold" style:font-weight-complex="bold"/>
    </style:style>
    <style:style style:name="P17" style:family="paragraph" style:parent-style-name="Standard" style:list-style-name="L2">
      <style:text-properties fo:font-weight="bold" officeooo:rsid="0015ec31" officeooo:paragraph-rsid="0015ec31" style:font-weight-asian="bold" style:font-weight-complex="bold"/>
    </style:style>
    <style:style style:name="P18" style:family="paragraph" style:parent-style-name="Standard" style:list-style-name="L2">
      <style:text-properties fo:font-weight="bold" officeooo:rsid="0015ec31" officeooo:paragraph-rsid="0017e06c" style:font-weight-asian="bold" style:font-weight-complex="bold"/>
    </style:style>
    <style:style style:name="P19" style:family="paragraph" style:parent-style-name="Standard">
      <style:text-properties fo:font-weight="bold" officeooo:paragraph-rsid="0015ec31" style:font-weight-asian="bold" style:font-weight-complex="bold"/>
    </style:style>
    <style:style style:name="P20" style:family="paragraph" style:parent-style-name="Standard">
      <style:text-properties officeooo:rsid="0015ec31" officeooo:paragraph-rsid="0015ec31"/>
    </style:style>
    <style:style style:name="P21" style:family="paragraph" style:parent-style-name="Standard" style:list-style-name="L1">
      <style:text-properties officeooo:rsid="0015ec31" officeooo:paragraph-rsid="0015ec31"/>
    </style:style>
    <style:style style:name="P22" style:family="paragraph" style:parent-style-name="Standard">
      <style:text-properties fo:font-weight="normal" officeooo:rsid="0015ec31" officeooo:paragraph-rsid="0015ec31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15ec31" officeooo:paragraph-rsid="0015ec31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15ec31" officeooo:paragraph-rsid="0015ec31" style:font-weight-asian="normal" style:font-weight-complex="normal"/>
    </style:style>
    <style:style style:name="P25" style:family="paragraph" style:parent-style-name="Standard" style:list-style-name="L2">
      <style:text-properties fo:font-weight="normal" officeooo:paragraph-rsid="0015ec31" style:font-weight-asian="normal" style:font-weight-complex="normal"/>
    </style:style>
    <style:style style:name="P26" style:family="paragraph" style:parent-style-name="Standard" style:list-style-name="L2">
      <style:text-properties fo:font-weight="normal" officeooo:paragraph-rsid="0017e06c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19df88" officeooo:paragraph-rsid="0015ec31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173e2f" officeooo:paragraph-rsid="0017e06c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17e06c" officeooo:paragraph-rsid="0017e06c" style:font-weight-asian="normal" style:font-weight-complex="normal"/>
    </style:style>
    <style:style style:name="P30" style:family="paragraph" style:parent-style-name="Standard" style:list-style-name="L3">
      <style:text-properties fo:font-weight="normal" officeooo:paragraph-rsid="0015ec31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240aa0" officeooo:paragraph-rsid="00240aa0" style:font-weight-asian="normal" style:font-weight-complex="normal"/>
    </style:style>
    <style:style style:name="T1" style:family="text">
      <style:text-properties officeooo:rsid="0015ec31"/>
    </style:style>
    <style:style style:name="T2" style:family="text">
      <style:text-properties fo:font-weight="bold" officeooo:rsid="0015ec31" style:font-weight-asian="bold" style:font-weight-complex="bold"/>
    </style:style>
    <style:style style:name="T3" style:family="text">
      <style:text-properties fo:font-weight="bold" officeooo:rsid="00163cc2" style:font-weight-asian="bold" style:font-weight-complex="bold"/>
    </style:style>
    <style:style style:name="T4" style:family="text">
      <style:text-properties fo:font-weight="bold" officeooo:rsid="001ffa5b" style:font-weight-asian="bold" style:font-weight-complex="bold"/>
    </style:style>
    <style:style style:name="T5" style:family="text">
      <style:text-properties officeooo:rsid="0018ea53"/>
    </style:style>
    <style:style style:name="T6" style:family="text">
      <style:text-properties fo:font-style="italic" officeooo:rsid="0018ea53" style:font-style-asian="italic" style:font-style-complex="italic"/>
    </style:style>
    <style:style style:name="T7" style:family="text">
      <style:text-properties fo:font-style="italic" officeooo:rsid="001e7d5b" style:font-style-asian="italic" style:font-style-complex="italic"/>
    </style:style>
    <style:style style:name="T8" style:family="text">
      <style:text-properties officeooo:rsid="001bdc66"/>
    </style:style>
    <style:style style:name="T9" style:family="text">
      <style:text-properties style:text-position="sub 58%" officeooo:rsid="001bdc66"/>
    </style:style>
    <style:style style:name="T10" style:family="text">
      <style:text-properties style:text-position="sub 58%" officeooo:rsid="001ce751"/>
    </style:style>
    <style:style style:name="T11" style:family="text">
      <style:text-properties style:text-position="0% 100%" officeooo:rsid="001bdc66"/>
    </style:style>
    <style:style style:name="T12" style:family="text">
      <style:text-properties style:text-position="0% 100%" officeooo:rsid="001ce751"/>
    </style:style>
    <style:style style:name="T13" style:family="text">
      <style:text-properties officeooo:rsid="001ce751"/>
    </style:style>
    <style:style style:name="T14" style:family="text">
      <style:text-properties officeooo:rsid="001e7d5b"/>
    </style:style>
    <style:style style:name="T15" style:family="text">
      <style:text-properties officeooo:rsid="001ffa5b"/>
    </style:style>
    <style:style style:name="T16" style:family="text">
      <style:text-properties officeooo:rsid="002275e8"/>
    </style:style>
    <style:style style:name="T17" style:family="text">
      <style:text-properties officeooo:rsid="0026c2e1"/>
    </style:style>
    <style:style style:name="T18" style:family="text">
      <style:text-properties officeooo:rsid="002827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struction set architecture</text:p>
      <text:p text:style-name="P20"/>
      <text:p text:style-name="P16">Instruction set</text:p>
      <text:p text:style-name="P20">The vocabulary of commands understood by a given architecture</text:p>
      <text:p text:style-name="P20"/>
      <text:p text:style-name="P16">Instruction set architecture or architecture</text:p>
      <text:list xml:id="list657051541" text:style-name="L1">
        <text:list-item>
          <text:p text:style-name="P21">An abstract interface between the hardware and the lowest level software of a machine that encompasses all the information necessary to write a machine language program that will run correctly.</text:p>
        </text:list-item>
        <text:list-item>
          <text:p text:style-name="P21">This interface includes specifications regarding</text:p>
          <text:list>
            <text:list-item>
              <text:p text:style-name="P21">Registers</text:p>
            </text:list-item>
            <text:list-item>
              <text:p text:style-name="P21">Memory access</text:p>
            </text:list-item>
            <text:list-item>
              <text:p text:style-name="P21">IO and so on</text:p>
            </text:list-item>
          </text:list>
        </text:list-item>
      </text:list>
      <text:p text:style-name="P20"/>
      <text:p text:style-name="P16">Implementation</text:p>
      <text:p text:style-name="P20">A hardware that obeys a particular architecture abstraction</text:p>
      <text:p text:style-name="P20"/>
      <text:p text:style-name="P7">Word</text:p>
      <text:p text:style-name="P8">The natural unit of access in a computer.</text:p>
      <text:p text:style-name="P22"/>
      <text:p text:style-name="P8"><text:span text:style-name="T2">Classification of instruction set architectures based on the internal storage available to the processor</text:span><text:span text:style-name="T3">(</text:span><text:a xlink:type="simple" xlink:href="../Different%20type%20of%20architechtures.png"><text:span text:style-name="T3">Figure</text:span></text:a><text:span text:style-name="T3">)</text:span></text:p>
      <text:list xml:id="list1447157313" text:style-name="L2">
        <text:list-item>
          <text:p text:style-name="P17">Stack architecture</text:p>
          <text:list>
            <text:list-item>
              <text:p text:style-name="P25">Has a stack based organization.</text:p>
            </text:list-item>
            <text:list-item>
              <text:p text:style-name="P25">Instructions which perform computation implicitly act on the top two operands on the stack and store the result back in the stack.</text:p>
            </text:list-item>
            <text:list-item>
              <text:p text:style-name="P23">Only the 'push' and 'pop' instructions access operands through addresses.</text:p>
            </text:list-item>
          </text:list>
        </text:list-item>
        <text:list-item>
          <text:p text:style-name="P17">Accumulator architecture</text:p>
          <text:list>
            <text:list-item>
              <text:p text:style-name="P23">For this to work, a second address is implicit, a processor register called the accumulator(AC). The accumulator contains one of the operands and is implicitly used to store the result of every operation.</text:p>
            </text:list-item>
            <text:list-item>
              <text:p text:style-name="P27">Most of the early architectures were stack or accumulator architecture</text:p>
            </text:list-item>
          </text:list>
        </text:list-item>
        <text:list-item>
          <text:p text:style-name="P17">General-purpose register architecture</text:p>
          <text:list>
            <text:list-item>
              <text:p text:style-name="P18">Register-memory architecture</text:p>
              <text:list>
                <text:list-item>
                  <text:p text:style-name="P28">Memory can be accessed as a part of any instruction.</text:p>
                </text:list-item>
              </text:list>
            </text:list-item>
            <text:list-item>
              <text:p text:style-name="P18">Register-register or Load-store architecture</text:p>
              <text:list>
                <text:list-item>
                  <text:p text:style-name="P26"><text:span text:style-name="T5">Memory can be accessed only as a part of </text:span><text:span text:style-name="T6">load</text:span><text:span text:style-name="T5"> and </text:span><text:span text:style-name="T6">store</text:span><text:span text:style-name="T5"> instructions.</text:span></text:p>
                </text:list-item>
                <text:list-item>
                  <text:p text:style-name="P29">Most of the new architecture designed after 1980's are load-store register architectures.</text:p>
                  <text:list>
                    <text:list-item>
                      <text:p text:style-name="P29">Registers <text:span text:style-name="T17">as</text:span> a medium of storage are faster than memory.</text:p>
                    </text:list-item>
                    <text:list-item>
                      <text:p text:style-name="P29">Registers are more efficient for the compiler to use than other forms of internal processor storage(stack, accumulator).</text:p>
                    </text:list-item>
                  </text:list>
                </text:list-item>
              </text:list>
            </text:list-item>
            <text:list-item>
              <text:p text:style-name="P17">Extended accumulator or special purpose register architecture</text:p>
              <text:list>
                <text:list-item>
                  <text:p text:style-name="P29">There are restrictions on the uses of registers other than the accumulator.</text:p>
                </text:list-item>
              </text:list>
            </text:list-item>
          </text:list>
        </text:list-item>
      </text:list>
      <text:p text:style-name="P22"/>
      <text:p text:style-name="P16">Classification of instruction set architectures based on the number of addresses in the instruction</text:p>
      <text:list xml:id="list1174520742" text:style-name="L3">
        <text:list-item>
          <text:p text:style-name="P30"><text:span text:style-name="T1">Zero address architecture</text:span><text:span text:style-name="T16">(Stack architecture)</text:span></text:p>
        </text:list-item>
        <text:list-item>
          <text:p text:style-name="P30"><text:span text:style-name="T1">One address architecture</text:span><text:span text:style-name="T16">(Accumulator architecture)</text:span></text:p>
        </text:list-item>
        <text:list-item>
          <text:p text:style-name="P24">Two address architecture</text:p>
          <text:list>
            <text:list-item>
              <text:p text:style-name="P24"><text:soft-page-break/>Register-memory architecture</text:p>
            </text:list-item>
            <text:list-item>
              <text:p text:style-name="P24">Memory-memory architecture</text:p>
              <text:list>
                <text:list-item>
                  <text:p text:style-name="P31">All operands are kept in memory.</text:p>
                </text:list-item>
                <text:list-item>
                  <text:p text:style-name="P31">This type of architecture is not shipped today</text:p>
                </text:list-item>
              </text:list>
            </text:list-item>
          </text:list>
        </text:list-item>
        <text:list-item>
          <text:p text:style-name="P24">Three address architecture</text:p>
          <text:list>
            <text:list-item>
              <text:p text:style-name="P24">Register-register architecture</text:p>
            </text:list-item>
            <text:list-item>
              <text:p text:style-name="P24">Memory-memory architecture</text:p>
            </text:list-item>
          </text:list>
        </text:list-item>
      </text:list>
      <text:p text:style-name="P22"/>
      <text:p text:style-name="P7"><text:span text:style-name="T1">Programs in </text:span><text:span text:style-name="T13">typical </text:span><text:span text:style-name="T1">architecture</text:span><text:span text:style-name="T13">s</text:span><text:span text:style-name="T1"> to compute Y = (A – B) / (C + (D * E))</text:span>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2">Stack machine</text:p>
            <text:p text:style-name="P10">(0, 0)</text:p>
          </table:table-cell>
          <table:table-cell table:style-name="Table4.A1" office:value-type="string">
            <text:p text:style-name="P1">Accumulator</text:p>
            <text:p text:style-name="P10">(1, 1)</text:p>
          </table:table-cell>
          <table:table-cell table:style-name="Table4.A1" office:value-type="string">
            <text:p text:style-name="P11">Register Memory</text:p>
            <text:p text:style-name="P10">(1, 2)</text:p>
          </table:table-cell>
          <table:table-cell table:style-name="Table4.D1" office:value-type="string">
            <text:p text:style-name="P11">Register-register</text:p>
            <text:p text:style-name="P3"><text:span text:style-name="T13">(0, 3</text:span><text:span text:style-name="T8">)</text:span></text:p>
          </table:table-cell>
        </table:table-row>
        <table:table-row>
          <table:table-cell table:style-name="Table4.A2" office:value-type="string">
            <text:p text:style-name="P4">PUSH E</text:p>
            <text:p text:style-name="P4">PUSH D</text:p>
            <text:p text:style-name="P4">MUL</text:p>
            <text:p text:style-name="P4">PUSH C</text:p>
            <text:p text:style-name="P4">ADD</text:p>
            <text:p text:style-name="P4">PUSH B</text:p>
            <text:p text:style-name="P4">PUSH A</text:p>
            <text:p text:style-name="P4">SUB</text:p>
            <text:p text:style-name="P4">DIV</text:p>
            <text:p text:style-name="P4">POPY</text:p>
          </table:table-cell>
          <table:table-cell table:style-name="Table4.A2" office:value-type="string">
            <text:p text:style-name="P4">LOAD D</text:p>
            <text:p text:style-name="P4">MUL E</text:p>
            <text:p text:style-name="P4">ADD C</text:p>
            <text:p text:style-name="P4">STORE Y</text:p>
            <text:p text:style-name="P4">LOAD B</text:p>
            <text:p text:style-name="P4">SUB A</text:p>
            <text:p text:style-name="P4">DIV Y</text:p>
            <text:p text:style-name="P4">STOR Y</text:p>
          </table:table-cell>
          <table:table-cell table:style-name="Table4.A2" office:value-type="string">
            <text:p text:style-name="P5"><text:span text:style-name="T8">LOAD R</text:span><text:span text:style-name="T9">1</text:span><text:span text:style-name="T8">, D</text:span></text:p>
            <text:p text:style-name="P5"><text:span text:style-name="T8">MUL</text:span><text:span text:style-name="T11"> R</text:span><text:span text:style-name="T9">1</text:span><text:span text:style-name="T11">, E</text:span></text:p>
            <text:p text:style-name="P6"><text:span text:style-name="T12">ADD</text:span><text:span text:style-name="T11"> R</text:span><text:span text:style-name="T9">1</text:span><text:span text:style-name="T11">, </text:span><text:span text:style-name="T12">C</text:span></text:p>
            <text:p text:style-name="P6"><text:span text:style-name="T11">LOAD R</text:span><text:span text:style-name="T9">2</text:span><text:span text:style-name="T11">, </text:span><text:span text:style-name="T12">A</text:span></text:p>
            <text:p text:style-name="P6"><text:span text:style-name="T12">ADD</text:span><text:span text:style-name="T11"> R</text:span><text:span text:style-name="T10">2</text:span><text:span text:style-name="T11">, </text:span><text:span text:style-name="T12">B</text:span></text:p>
            <text:p text:style-name="P6"><text:span text:style-name="T12">DIV</text:span><text:span text:style-name="T11"> R</text:span><text:span text:style-name="T10">1</text:span><text:span text:style-name="T11">, </text:span><text:span text:style-name="T12">R</text:span><text:span text:style-name="T10">2</text:span></text:p>
            <text:p text:style-name="P12">STORE R1 , Y</text:p>
            <text:p text:style-name="P4"/>
          </table:table-cell>
          <table:table-cell table:style-name="Table4.D2" office:value-type="string">
            <text:p text:style-name="P5"><text:span text:style-name="T8">LOAD R</text:span><text:span text:style-name="T9">1</text:span><text:span text:style-name="T8">, D</text:span></text:p>
            <text:p text:style-name="P5"><text:span text:style-name="T8">LOAD R</text:span><text:span text:style-name="T9">2</text:span><text:span text:style-name="T8">, E</text:span></text:p>
            <text:p text:style-name="P5"><text:span text:style-name="T8">MUL R</text:span><text:span text:style-name="T9">1</text:span><text:span text:style-name="T8">, R</text:span><text:span text:style-name="T9">1</text:span><text:span text:style-name="T8">, <text:s/>R</text:span><text:span text:style-name="T9">2</text:span></text:p>
            <text:p text:style-name="P5"><text:span text:style-name="T8">LOAD R</text:span><text:span text:style-name="T9">2</text:span><text:span text:style-name="T8">, C</text:span></text:p>
            <text:p text:style-name="P5"><text:span text:style-name="T8">ADD R</text:span><text:span text:style-name="T9">1</text:span><text:span text:style-name="T8">, R</text:span><text:span text:style-name="T9">1</text:span><text:span text:style-name="T8">, <text:s/>R</text:span><text:span text:style-name="T9">2</text:span></text:p>
            <text:p text:style-name="P5"><text:span text:style-name="T8">LOAD R</text:span><text:span text:style-name="T9">2</text:span><text:span text:style-name="T8">, A</text:span></text:p>
            <text:p text:style-name="P5"><text:span text:style-name="T8">LOAD R</text:span><text:span text:style-name="T9">3</text:span><text:span text:style-name="T8">, B</text:span></text:p>
            <text:p text:style-name="P5"><text:span text:style-name="T8">SUB R</text:span><text:span text:style-name="T9">2</text:span><text:span text:style-name="T8">, R</text:span><text:span text:style-name="T9">2</text:span><text:span text:style-name="T8">, R3</text:span></text:p>
            <text:p text:style-name="P5"><text:span text:style-name="T8">DIV R</text:span><text:span text:style-name="T9">1</text:span><text:span text:style-name="T8">, R</text:span><text:span text:style-name="T9">1</text:span><text:span text:style-name="T8">, R</text:span><text:span text:style-name="T9">2</text:span></text:p>
            <text:p text:style-name="P5"><text:span text:style-name="T8">STORE R</text:span><text:span text:style-name="T9">1 </text:span><text:span text:style-name="T8">, Y</text:span></text:p>
          </table:table-cell>
        </table:table-row>
      </table:table>
      <text:p text:style-name="P9"><text:span text:style-name="T14">The notation </text:span><text:span text:style-name="T7">(m, n)</text:span><text:span text:style-name="T14"> means </text:span><text:span text:style-name="T15">a </text:span><text:span text:style-name="T4">maximum</text:span><text:span text:style-name="T15"> of </text:span><text:span text:style-name="T7">m</text:span><text:span text:style-name="T14"> memory operands </text:span><text:span text:style-name="T15">allowed out of </text:span><text:span text:style-name="T7">n</text:span><text:span text:style-name="T14"> total operands</text:span></text:p>
      <text:p text:style-name="P16"/>
      <text:p text:style-name="P16">Advantages and disadvantages of the three most common types of general-purpose register comput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Type</text:p>
          </table:table-cell>
          <table:table-cell table:style-name="Table1.A1" office:value-type="string">
            <text:p text:style-name="P13">Advantages</text:p>
          </table:table-cell>
          <table:table-cell table:style-name="Table1.C1" office:value-type="string">
            <text:p text:style-name="P13">Disadvantages</text:p>
          </table:table-cell>
        </table:table-row>
        <table:table-row>
          <table:table-cell table:style-name="Table1.A2" office:value-type="string">
            <text:p text:style-name="P13">Register-register</text:p>
            <text:p text:style-name="P13">(0, 3)</text:p>
          </table:table-cell>
          <table:table-cell table:style-name="Table1.A2" office:value-type="string">
            <text:list xml:id="list498259003" text:style-name="L4">
              <text:list-item>
                <text:p text:style-name="P14">Simple, fixed-length encoding.</text:p>
              </text:list-item>
              <text:list-item>
                <text:p text:style-name="P14">Simple code generation model.</text:p>
              </text:list-item>
              <text:list-item>
                <text:p text:style-name="P14">Instructions take similar number of clock cycles to execute.</text:p>
              </text:list-item>
            </text:list>
          </table:table-cell>
          <table:table-cell table:style-name="Table1.C2" office:value-type="string">
            <text:p text:style-name="P13">Higher instruction count than architectures with memory references in instructions. <text:span text:style-name="T18">This </text:span>lead<text:span text:style-name="T18">s</text:span> to larger programs</text:p>
          </table:table-cell>
        </table:table-row>
        <table:table-row>
          <table:table-cell table:style-name="Table1.A2" office:value-type="string">
            <text:p text:style-name="P13">Register-memory</text:p>
            <text:p text:style-name="P13">(1, 2)</text:p>
          </table:table-cell>
          <table:table-cell table:style-name="Table1.A2" office:value-type="string">
            <text:p text:style-name="P13">Data can be accessed without a separate load instruction leading to relatively lower instruction count and hence smaller programs</text:p>
          </table:table-cell>
          <table:table-cell table:style-name="Table1.C2" office:value-type="string">
            <text:p text:style-name="P13">The need to encoding a relatively bigger memory address in each instruction may restrict the number of registers allowable in the architecture</text:p>
            <text:p text:style-name="P13">Clocks per </text:p>
          </table:table-cell>
        </table:table-row>
        <table:table-row>
          <table:table-cell table:style-name="Table1.A2" office:value-type="string">
            <text:p text:style-name="P13">Memory-memory</text:p>
            <text:p text:style-name="P13">(2, 2) or (3, 3)</text:p>
          </table:table-cell>
          <table:table-cell table:style-name="Table1.A2" office:value-type="string">
            <text:p text:style-name="P13">Most compact.</text:p>
          </table:table-cell>
          <table:table-cell table:style-name="Table1.C2" office:value-type="string">
            <text:p text:style-name="P13">Memory accesses create bottleneck.</text:p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05T13:21:07</meta:creation-date>
    <dc:date>2013-01-28T20:17:49</dc:date>
    <dc:creator>Kempa </dc:creator>
    <meta:editing-duration>PT1H37M14S</meta:editing-duration>
    <meta:editing-cycles>11</meta:editing-cycles>
    <meta:generator>LibreOffice/3.6$Linux_x86 LibreOffice_project/360m1$Build-2</meta:generator>
    <meta:document-statistic meta:table-count="2" meta:image-count="0" meta:object-count="0" meta:page-count="2" meta:paragraph-count="106" meta:word-count="596" meta:character-count="3579" meta:non-whitespace-character-count="3121"/>
  </office:meta>
</office:document-meta>
</file>